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ffff" draw:textarea-vertical-align="middle"/>
    </style:style>
    <style:style style:name="gr2" style:family="graphic" style:parent-style-name="standard">
      <style:graphic-properties svg:stroke-color="#dddddd" draw:fill-color="#dddddd" draw:textarea-vertical-align="middle"/>
    </style:style>
    <style:style style:name="gr3" style:family="graphic" style:parent-style-name="standard">
      <style:graphic-properties draw:stroke="none" svg:stroke-color="#ffffff" draw:fill="none" draw:textarea-vertical-align="middle"/>
    </style:style>
    <style:style style:name="gr4" style:family="graphic" style:parent-style-name="standard">
      <style:graphic-properties draw:stroke="solid" svg:stroke-color="#808080" draw:fill-color="#cccccc" draw:textarea-vertical-align="middle"/>
    </style:style>
    <style:style style:name="gr5" style:family="graphic" style:parent-style-name="standard">
      <style:graphic-properties draw:stroke="none" svg:stroke-color="#dddddd" draw:fill="none" draw:fill-color="#dddddd" draw:textarea-vertical-align="middle"/>
    </style:style>
    <style:style style:name="gr6" style:family="graphic" style:parent-style-name="standard">
      <style:graphic-properties svg:stroke-color="#dddddd" draw:fill-color="#dddddd" draw:textarea-vertical-align="middle"/>
    </style:style>
    <style:style style:name="gr7" style:family="graphic" style:parent-style-name="standard">
      <style:graphic-properties svg:stroke-color="#83caff" draw:fill-color="#83caff" draw:textarea-vertical-align="middle"/>
    </style:style>
    <style:style style:name="gr8" style:family="graphic" style:parent-style-name="standard">
      <style:graphic-properties draw:stroke="none" svg:stroke-color="#dddddd" draw:fill="none" draw:fill-color="#ddddd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11" style:family="paragraph">
      <style:paragraph-properties fo:text-align="center"/>
      <style:text-properties fo:color="#ff3333" fo:font-size="11pt" fo:font-weight="bold" style:font-size-asian="11pt" style:font-weight-asian="bold" style:font-size-complex="11pt" style:font-weight-complex="bold"/>
    </style:style>
    <style:style style:name="P12" style:family="paragraph">
      <style:paragraph-properties fo:text-align="center"/>
      <style:text-properties fo:color="#006600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text-align="start"/>
      <style:text-properties fo:font-size="13pt" style:font-size-asian="13pt" style:font-size-complex="13pt"/>
    </style:style>
    <style:style style:name="P16" style:family="paragraph">
      <style:paragraph-properties fo:text-align="center"/>
      <style:text-properties fo:color="#0000ff"/>
    </style:style>
    <style:style style:name="P17" style:family="paragraph">
      <style:paragraph-properties fo:text-align="center"/>
      <style:text-properties fo:color="#0000ff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8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6600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0000ff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9cm" svg:height="10.8cm" svg:x="1.1cm" svg:y="1cm">
          <text:p/>
        </draw:rect>
        <draw:rect draw:style-name="gr2" draw:text-style-name="P1" draw:layer="layout" svg:width="6.3cm" svg:height="1.6cm" svg:x="2.3cm" svg:y="3.2cm">
          <text:p text:style-name="P1">Registrierung</text:p>
        </draw:rect>
        <draw:rect draw:style-name="gr2" draw:text-style-name="P1" draw:layer="layout" svg:width="6.3cm" svg:height="1.6cm" svg:x="2.3cm" svg:y="5.8cm">
          <text:p text:style-name="P1">Login</text:p>
        </draw:rect>
        <draw:rect draw:style-name="gr2" draw:text-style-name="P1" draw:layer="layout" svg:width="6.3cm" svg:height="1.6cm" svg:x="2.3cm" svg:y="8.4cm">
          <text:p text:style-name="P1">Löschen</text:p>
        </draw:rect>
        <draw:rect draw:style-name="gr1" draw:text-style-name="P1" draw:layer="layout" svg:width="8.9cm" svg:height="10.8cm" svg:x="1.2cm" svg:y="12.8cm">
          <text:p/>
        </draw:rect>
        <draw:rect draw:style-name="gr3" draw:text-style-name="P2" draw:layer="layout" svg:width="6.3cm" svg:height="1.6cm" svg:x="2.6cm" svg:y="14cm">
          <text:p text:style-name="P1"><text:span text:style-name="T1">Code vergessen</text:span></text:p>
        </draw:rect>
        <draw:rect draw:style-name="gr2" draw:text-style-name="P3" draw:layer="layout" svg:width="2.9cm" svg:height="0.9cm" svg:x="3.9cm" svg:y="20.3cm">
          <text:p text:style-name="P3"><text:span text:style-name="T2">senden</text:span></text:p>
        </draw:rect>
        <draw:rect draw:style-name="gr3" draw:text-style-name="P1" draw:layer="layout" svg:width="2.6cm" svg:height="1.6cm" svg:x="2.2cm" svg:y="17cm">
          <text:p text:style-name="P1">Email </text:p>
        </draw:rect>
        <draw:rect draw:style-name="gr4" draw:text-style-name="P1" draw:layer="layout" svg:width="4.3cm" svg:height="0.9cm" svg:x="4.6cm" svg:y="17.3cm">
          <text:p/>
        </draw:rect>
        <draw:rect draw:style-name="gr1" draw:text-style-name="P1" draw:layer="layout" svg:width="8.9cm" svg:height="10.8cm" svg:x="11cm" svg:y="1cm">
          <text:p/>
        </draw:rect>
        <draw:rect draw:style-name="gr5" draw:text-style-name="P4" draw:layer="layout" svg:width="7.8cm" svg:height="1.2cm" svg:x="11.4cm" svg:y="1.8cm">
          <text:p text:style-name="P1"><text:span text:style-name="T3">Neuer Account</text:span></text:p>
        </draw:rect>
        <draw:rect draw:style-name="gr2" draw:text-style-name="P6" draw:layer="layout" svg:width="3.9cm" svg:height="1.3cm" svg:x="11.6cm" svg:y="4.4cm">
          <text:p text:style-name="P5"><text:span text:style-name="T4">Dein Vorname</text:span></text:p>
        </draw:rect>
        <draw:rect draw:style-name="gr2" draw:text-style-name="P6" draw:layer="layout" svg:width="3.9cm" svg:height="1.3cm" svg:x="11.6cm" svg:y="6.1cm">
          <text:p text:style-name="P5"><text:span text:style-name="T4">Deine Email</text:span></text:p>
        </draw:rect>
        <draw:rect draw:style-name="gr6" draw:text-style-name="P7" draw:layer="layout" svg:width="3.5cm" svg:height="1.3cm" svg:x="15.9cm" svg:y="4.4cm">
          <text:p/>
        </draw:rect>
        <draw:rect draw:style-name="gr6" draw:text-style-name="P7" draw:layer="layout" svg:width="3.5cm" svg:height="1.3cm" svg:x="15.9cm" svg:y="6.1cm">
          <text:p/>
        </draw:rect>
        <draw:rect draw:style-name="gr7" draw:text-style-name="P8" draw:layer="layout" svg:width="4.1cm" svg:height="1cm" svg:x="13.5cm" svg:y="8.6cm">
          <text:p text:style-name="P1"><text:span text:style-name="T5">registrieren</text:span></text:p>
        </draw:rect>
        <draw:rect draw:style-name="gr1" draw:text-style-name="P1" draw:layer="layout" svg:width="8.9cm" svg:height="10.8cm" svg:x="11.1cm" svg:y="12.8cm">
          <text:p/>
        </draw:rect>
        <draw:rect draw:style-name="gr3" draw:text-style-name="P2" draw:layer="layout" svg:width="6.3cm" svg:height="1.6cm" svg:x="12.1cm" svg:y="14cm">
          <text:p text:style-name="P1"><text:span text:style-name="T1">Wer bist du?</text:span></text:p>
        </draw:rect>
        <draw:rect draw:style-name="gr3" draw:text-style-name="P9" draw:layer="layout" svg:width="3.7cm" svg:height="1.6cm" svg:x="11.7cm" svg:y="17cm">
          <text:p text:style-name="P1"><text:span text:style-name="T6">Dein Code</text:span></text:p>
        </draw:rect>
        <draw:rect draw:style-name="gr4" draw:text-style-name="P1" draw:layer="layout" svg:width="3.3cm" svg:height="0.9cm" svg:x="15.5cm" svg:y="17.3cm">
          <text:p/>
        </draw:rect>
        <draw:rect draw:style-name="gr2" draw:text-style-name="P3" draw:layer="layout" svg:width="2.9cm" svg:height="0.9cm" svg:x="13.8cm" svg:y="19.4cm">
          <text:p text:style-name="P3"><text:span text:style-name="T2">Login</text:span></text:p>
        </draw:rect>
        <draw:rect draw:style-name="gr3" draw:text-style-name="P10" draw:layer="layout" svg:width="6.3cm" svg:height="1.6cm" svg:x="12cm" svg:y="21.8cm">
          <text:p text:style-name="P1"><text:span text:style-name="T7">Code vergessen</text:span></text:p>
        </draw:rect>
        <draw:rect draw:style-name="gr3" draw:text-style-name="P11" draw:layer="layout" svg:width="4.9cm" svg:height="0.9cm" svg:x="12.8cm" svg:y="21cm">
          <text:p text:style-name="P1"><text:span text:style-name="T8">Deine Eingabe ist falsch!</text:span></text:p>
        </draw:rect>
        <draw:rect draw:style-name="gr3" draw:text-style-name="P11" draw:layer="layout" svg:width="4.9cm" svg:height="0.9cm" svg:x="3.2cm" svg:y="19.2cm">
          <text:p text:style-name="P1"><text:span text:style-name="T8">Deine Eingabe ist ungültig!</text:span></text:p>
        </draw:rect>
        <draw:rect draw:style-name="gr3" draw:text-style-name="P12" draw:layer="layout" svg:width="6.1cm" svg:height="0.9cm" svg:x="12.5cm" svg:y="7.5cm">
          <text:p text:style-name="P1"><text:span text:style-name="T9">Die Registrierung war erfolgreich.</text:span></text:p>
        </draw:rect>
        <draw:rect draw:style-name="gr3" draw:text-style-name="P12" draw:layer="layout" svg:width="8cm" svg:height="0.9cm" svg:x="1.7cm" svg:y="18.4cm">
          <text:p text:style-name="P1"><text:span text:style-name="T9">Dein Code wurde an die Email verschickt.</text:span></text:p>
        </draw:rect>
        <draw:rect draw:style-name="gr7" draw:text-style-name="P8" draw:layer="layout" svg:width="4.1cm" svg:height="1cm" svg:x="13.5cm" svg:y="10.1cm">
          <text:p text:style-name="P1"><text:span text:style-name="T5">Startseite</text:span></text:p>
        </draw:rect>
        <draw:rect draw:style-name="gr2" draw:text-style-name="P3" draw:layer="layout" svg:width="2.9cm" svg:height="0.9cm" svg:x="3.9cm" svg:y="21.5cm">
          <text:p text:style-name="P3"><text:span text:style-name="T2">Login</text:span></text:p>
        </draw:rect>
      </draw:page>
      <draw:page draw:name="page2" draw:style-name="dp1" draw:master-page-name="Standard">
        <draw:rect draw:style-name="gr1" draw:text-style-name="P1" draw:layer="layout" svg:width="8.9cm" svg:height="13.9cm" svg:x="1.1cm" svg:y="1.1cm">
          <text:p/>
        </draw:rect>
        <draw:rect draw:style-name="gr5" draw:text-style-name="P4" draw:layer="layout" svg:width="7.8cm" svg:height="1.2cm" svg:x="1.6cm" svg:y="2.5cm">
          <text:p text:style-name="P1"><text:span text:style-name="T3">Account löschen</text:span></text:p>
        </draw:rect>
        <draw:rect draw:style-name="gr2" draw:text-style-name="P6" draw:layer="layout" svg:width="3.9cm" svg:height="1.3cm" svg:x="1.8cm" svg:y="5.1cm">
          <text:p text:style-name="P5"><text:span text:style-name="T4">Dein Code</text:span></text:p>
        </draw:rect>
        <draw:rect draw:style-name="gr2" draw:text-style-name="P6" draw:layer="layout" svg:width="3.9cm" svg:height="1.3cm" svg:x="1.8cm" svg:y="6.8cm">
          <text:p text:style-name="P5"><text:span text:style-name="T4">Deine eMail</text:span></text:p>
        </draw:rect>
        <draw:rect draw:style-name="gr6" draw:text-style-name="P7" draw:layer="layout" svg:width="3.1cm" svg:height="1.3cm" svg:x="6.3cm" svg:y="5.1cm">
          <text:p/>
        </draw:rect>
        <draw:rect draw:style-name="gr6" draw:text-style-name="P7" draw:layer="layout" svg:width="3.1cm" svg:height="1.3cm" svg:x="6.3cm" svg:y="6.8cm">
          <text:p/>
        </draw:rect>
        <draw:rect draw:style-name="gr1" draw:text-style-name="P1" draw:layer="layout" svg:width="8.9cm" svg:height="13.9cm" svg:x="10.7cm" svg:y="1.1cm">
          <text:p/>
        </draw:rect>
        <draw:rect draw:style-name="gr5" draw:text-style-name="P4" draw:layer="layout" svg:width="7.8cm" svg:height="1.2cm" svg:x="11.4cm" svg:y="2.5cm">
          <text:p text:style-name="P1"><text:span text:style-name="T3">Datenänderung</text:span></text:p>
        </draw:rect>
        <draw:rect draw:style-name="gr2" draw:text-style-name="P6" draw:layer="layout" svg:width="3.2cm" svg:height="1.3cm" svg:x="11.4cm" svg:y="5.1cm">
          <text:p text:style-name="P5"><text:span text:style-name="T4">Alter Code</text:span></text:p>
        </draw:rect>
        <draw:rect draw:style-name="gr6" draw:text-style-name="P7" draw:layer="layout" svg:width="3.1cm" svg:height="1.3cm" svg:x="15.9cm" svg:y="5.1cm">
          <text:p/>
        </draw:rect>
        <draw:rect draw:style-name="gr8" draw:text-style-name="P13" draw:layer="layout" svg:width="4.4cm" svg:height="1.3cm" svg:x="11.4cm" svg:y="8.5cm">
          <text:p/>
        </draw:rect>
        <draw:rect draw:style-name="gr3" draw:text-style-name="P12" draw:layer="layout" svg:width="7.1cm" svg:height="0.9cm" svg:x="2cm" svg:y="8.6cm">
          <text:p text:style-name="P1"><text:span text:style-name="T9">Deine Daten wurden erfolgreich gelöscht.</text:span></text:p>
        </draw:rect>
        <draw:rect draw:style-name="gr3" draw:text-style-name="P12" draw:layer="layout" svg:width="7.8cm" svg:height="0.9cm" svg:x="11.3cm" svg:y="8.6cm">
          <text:p text:style-name="P1"><text:span text:style-name="T9">Dein Code wurde erfolgreich geändert.</text:span></text:p>
        </draw:rect>
        <draw:rect draw:style-name="gr3" draw:text-style-name="P14" draw:layer="layout" svg:width="4.9cm" svg:height="0.9cm" svg:x="12.7cm" svg:y="9.4cm">
          <text:p text:style-name="P1"><text:span text:style-name="T10">Überprüfe deine Eingaben!</text:span></text:p>
        </draw:rect>
        <draw:rect draw:style-name="gr1" draw:text-style-name="P1" draw:layer="layout" svg:width="8.9cm" svg:height="13.9cm" svg:x="1.3cm" svg:y="15.5cm">
          <text:p/>
        </draw:rect>
        <draw:rect draw:style-name="gr5" draw:text-style-name="P4" draw:layer="layout" svg:width="7.8cm" svg:height="1.2cm" svg:x="1.7cm" svg:y="16.9cm">
          <text:p text:style-name="P1"><text:span text:style-name="T3">Datenänderung</text:span></text:p>
        </draw:rect>
        <draw:rect draw:style-name="gr2" draw:text-style-name="P6" draw:layer="layout" svg:width="3.2cm" svg:height="1.3cm" svg:x="2cm" svg:y="19.4cm">
          <text:p text:style-name="P5"><text:span text:style-name="T4">Neue eMail</text:span></text:p>
        </draw:rect>
        <draw:rect draw:style-name="gr6" draw:text-style-name="P7" draw:layer="layout" svg:width="3.8cm" svg:height="1.3cm" svg:x="5.8cm" svg:y="19.4cm">
          <text:p/>
        </draw:rect>
        <draw:rect draw:style-name="gr2" draw:text-style-name="P15" draw:layer="layout" svg:width="3.2cm" svg:height="1.3cm" svg:x="2cm" svg:y="21.3cm">
          <text:p text:style-name="P5"><text:span text:style-name="T11">Muster</text:span></text:p>
        </draw:rect>
        <draw:rect draw:style-name="gr2" draw:text-style-name="P7" draw:layer="layout" svg:width="3.8cm" svg:height="1.3cm" svg:x="5.8cm" svg:y="21.3cm">
          <text:p text:style-name="P1"><text:span text:style-name="T11">Wiedergabe</text:span></text:p>
        </draw:rect>
        <draw:rect draw:style-name="gr2" draw:text-style-name="P6" draw:layer="layout" svg:width="3.2cm" svg:height="1.3cm" svg:x="11.4cm" svg:y="5.1cm">
          <text:p text:style-name="P5"><text:span text:style-name="T4">Alter Code</text:span></text:p>
        </draw:rect>
        <draw:rect draw:style-name="gr6" draw:text-style-name="P7" draw:layer="layout" svg:width="3.1cm" svg:height="1.3cm" svg:x="15.9cm" svg:y="5.1cm">
          <text:p/>
        </draw:rect>
        <draw:rect draw:style-name="gr2" draw:text-style-name="P6" draw:layer="layout" svg:width="3.5cm" svg:height="1.3cm" svg:x="11.4cm" svg:y="5.1cm">
          <text:p text:style-name="P5"><text:span text:style-name="T4">Neuer Code</text:span></text:p>
        </draw:rect>
        <draw:rect draw:style-name="gr6" draw:text-style-name="P7" draw:layer="layout" svg:width="3.5cm" svg:height="1.3cm" svg:x="15.5cm" svg:y="5.1cm">
          <text:p/>
        </draw:rect>
        <draw:rect draw:style-name="gr2" draw:text-style-name="P6" draw:layer="layout" svg:width="3.5cm" svg:height="1.3cm" svg:x="11.4cm" svg:y="6.8cm">
          <text:p text:style-name="P5"><text:span text:style-name="T4">Muster</text:span></text:p>
        </draw:rect>
        <draw:rect draw:style-name="gr2" draw:text-style-name="P7" draw:layer="layout" svg:width="3.5cm" svg:height="1.3cm" svg:x="15.5cm" svg:y="6.8cm">
          <text:p text:style-name="P1"><text:span text:style-name="T11">Wiedergabe</text:span></text:p>
        </draw:rect>
        <draw:rect draw:style-name="gr3" draw:text-style-name="P14" draw:layer="layout" svg:width="4.9cm" svg:height="0.9cm" svg:x="3.2cm" svg:y="23.9cm">
          <text:p text:style-name="P1"><text:span text:style-name="T10">Überprüfe deine Eingaben!</text:span></text:p>
        </draw:rect>
        <draw:rect draw:style-name="gr7" draw:text-style-name="P8" draw:layer="layout" svg:width="3cm" svg:height="1.2cm" svg:x="4.1cm" svg:y="25cm">
          <text:p text:style-name="P1"><text:span text:style-name="T5">ändern</text:span></text:p>
        </draw:rect>
        <draw:rect draw:style-name="gr3" draw:text-style-name="P12" draw:layer="layout" svg:width="7.3cm" svg:height="0.9cm" svg:x="2.3cm" svg:y="23cm">
          <text:p text:style-name="P1"><text:span text:style-name="T9">Deine Email wurde erfolgreich geändert.</text:span></text:p>
        </draw:rect>
        <draw:rect draw:style-name="gr1" draw:text-style-name="P1" draw:layer="layout" svg:width="8.9cm" svg:height="13.9cm" svg:x="11cm" svg:y="15.5cm">
          <text:p/>
        </draw:rect>
        <draw:rect draw:style-name="gr5" draw:text-style-name="P4" draw:layer="layout" svg:width="7.8cm" svg:height="1.2cm" svg:x="11.4cm" svg:y="16.9cm">
          <text:p text:style-name="P1"><text:span text:style-name="T3">Account</text:span></text:p>
        </draw:rect>
        <draw:rect draw:style-name="gr2" draw:text-style-name="P9" draw:layer="layout" svg:width="5.8cm" svg:height="1.3cm" svg:x="12.4cm" svg:y="20.9cm">
          <text:p text:style-name="P1"><text:span text:style-name="T6">Code ändern</text:span></text:p>
        </draw:rect>
        <draw:rect draw:style-name="gr2" draw:text-style-name="P9" draw:layer="layout" svg:width="5.8cm" svg:height="1.3cm" svg:x="12.366cm" svg:y="22.8cm">
          <text:p text:style-name="P1"><text:span text:style-name="T6">Email ändern</text:span></text:p>
        </draw:rect>
        <draw:rect draw:style-name="gr3" draw:text-style-name="P14" draw:layer="layout" svg:width="4.9cm" svg:height="0.9cm" svg:x="3.1cm" svg:y="9.4cm">
          <text:p text:style-name="P1"><text:span text:style-name="T10">Überprüfe deine Eingaben!</text:span></text:p>
        </draw:rect>
        <draw:rect draw:style-name="gr7" draw:text-style-name="P8" draw:layer="layout" svg:width="3cm" svg:height="1.2cm" svg:x="4.1cm" svg:y="26.5cm">
          <text:p text:style-name="P1"><text:span text:style-name="T5">menu</text:span></text:p>
        </draw:rect>
        <draw:rect draw:style-name="gr3" draw:text-style-name="P17" draw:layer="layout" svg:width="4.9cm" svg:height="0.9cm" svg:x="3.097cm" svg:y="13.8cm">
          <text:p text:style-name="P16"><text:span text:style-name="T12">Wenn der betreffende Account gelöscht wurde, </text:span></text:p>
          <text:p text:style-name="P16"><text:span text:style-name="T12">soll autom. <text:s/>auf die Startseite geleitet werden.</text:span></text:p>
        </draw:rect>
        <draw:rect draw:style-name="gr3" draw:text-style-name="P17" draw:layer="layout" svg:width="4.9cm" svg:height="0.9cm" svg:x="12.837cm" svg:y="13.8cm">
          <text:p text:style-name="P16"><text:span text:style-name="T12">Wenn der betreffende Account gelöscht wurde, </text:span></text:p>
          <text:p text:style-name="P16"><text:span text:style-name="T12">soll autom. <text:s/>auf die Startseite geleitet werden.</text:span></text:p>
        </draw:rect>
        <draw:rect draw:style-name="gr3" draw:text-style-name="P17" draw:layer="layout" svg:width="4.9cm" svg:height="0.9cm" svg:x="3.337cm" svg:y="28.3cm">
          <text:p text:style-name="P16"><text:span text:style-name="T12">Wenn der betreffende Account gelöscht wurde, </text:span></text:p>
          <text:p text:style-name="P16"><text:span text:style-name="T12">soll autom. <text:s/>auf die Startseite geleitet werden.</text:span></text:p>
        </draw:rect>
        <draw:rect draw:style-name="gr7" draw:text-style-name="P8" draw:layer="layout" svg:width="3cm" svg:height="1.2cm" svg:x="4.1cm" svg:y="10.6cm">
          <text:p text:style-name="P1"><text:span text:style-name="T5">löschen</text:span></text:p>
        </draw:rect>
        <draw:rect draw:style-name="gr7" draw:text-style-name="P8" draw:layer="layout" svg:width="3cm" svg:height="1.2cm" svg:x="4.1cm" svg:y="12.1cm">
          <text:p text:style-name="P1"><text:span text:style-name="T5">Startseite</text:span></text:p>
        </draw:rect>
        <draw:rect draw:style-name="gr7" draw:text-style-name="P8" draw:layer="layout" svg:width="3cm" svg:height="1.2cm" svg:x="13.7cm" svg:y="10.6cm">
          <text:p text:style-name="P1"><text:span text:style-name="T5">ändern</text:span></text:p>
        </draw:rect>
        <draw:rect draw:style-name="gr7" draw:text-style-name="P8" draw:layer="layout" svg:width="3cm" svg:height="1.2cm" svg:x="13.7cm" svg:y="12.1cm">
          <text:p text:style-name="P1"><text:span text:style-name="T5">menu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Granaß</meta:initial-creator>
    <meta:creation-date>2022-06-24T14:25:10.85</meta:creation-date>
    <dc:date>2022-06-29T11:57:36.43</dc:date>
    <dc:creator>Daniel Granaß</dc:creator>
    <meta:editing-duration>PT12H1M31S</meta:editing-duration>
    <meta:editing-cycles>137</meta:editing-cycles>
    <meta:generator>OpenOffice/4.1.5$Win32 OpenOffice.org_project/415m1$Build-9789</meta:generator>
    <meta:document-statistic meta:object-count="70"/>
  </office:meta>
</office:document-meta>
</file>